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8];[.S2])" office:value-type="float" office:value="6">
            <text:p>6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COUNTIF([.$S$7:.$S$18];[.S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8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4" table:formula="of:=COUNTA([.T7:.Y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4" table:formula="of:=COUNTA([.T8:.Y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T9:.Y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3.696cm" draw:caption-point-x="-0.61cm" draw:caption-point-y="1.517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T10:.Y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4" table:formula="of:=COUNTA([.T11:.Y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text:p>14-2:2</text:p>
          </table:table-cell>
          <table:table-cell table:style-name="ce14" table:formula="of:=COUNTA([.T12:.Y12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4-3:1</text:p>
          </table:table-cell>
          <table:table-cell table:style-name="ce14" table:formula="of:=COUNTA([.T13:.Y13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4-3:2</text:p>
          </table:table-cell>
          <table:table-cell table:style-name="ce14" table:formula="of:=COUNTA([.T14:.Y14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14-5:3</text:p>
          </table:table-cell>
          <table:table-cell table:style-name="ce14" table:formula="of:=COUNTA([.T15:.Y15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4" table:formula="of:=COUNTA([.T16:.Y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3"/>
          <table:table-cell/>
          <table:table-cell table:style-name="ce13" office:value-type="string">
            <text:p>18-2:2</text:p>
          </table:table-cell>
          <table:table-cell table:style-name="ce14" table:formula="of:=COUNTA([.T17:.Y17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-4:3</text:p>
          </table:table-cell>
          <table:table-cell table:style-name="ce14" table:formula="of:=COUNTA([.T18:.Y1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1-2:2</text:p>
          </table:table-cell>
          <table:table-cell table:style-name="ce14" table:formula="of:=COUNTA([.T19:.Y19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2</text:p>
          </table:table-cell>
          <table:table-cell table:style-name="ce14" table:formula="of:=COUNTA([.T20:.Y20])" office:value-type="float" office:value="1">
            <text:p>1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4" table:formula="of:=COUNTA([.T21:.Y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9-2:2</text:p>
          </table:table-cell>
          <table:table-cell table:style-name="ce14" table:formula="of:=COUNTA([.T22:.Y22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29-3:1</text:p>
          </table:table-cell>
          <table:table-cell table:style-name="ce14" table:formula="of:=COUNTA([.T23:.Y23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2" table:formula="of:=CONCATENATE(&quot;max id=&quot;;MAX([.$C$25:.$O$45]))" office:value-type="string" office:string-value="max id=93">
            <office:annotation office:display="true" draw:style-name="gr2" draw:text-style-name="P1" svg:width="8.776cm" svg:height="3.235cm" svg:x="8.719cm" svg:y="7.656cm" draw:caption-point-x="-4.122cm" draw:caption-point-y="5.65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93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T26:.Y2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T29:.Y29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T31:.Y31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2:2</text:p>
          </table:table-cell>
          <table:table-cell table:style-name="ce14" table:formula="of:=COUNTA([.T32:.Y32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T33:.Y33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T34:.Y34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5:.Y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6:.Y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4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40:.Y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41:.Y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42:.Y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9T00:55:00.34">
            <text:p>2020/10/19 0:55</text:p>
          </table:table-cell>
          <table:table-cell table:formula="of:=NOW()" office:value-type="date" office:date-value="2020-10-19T00:55:00.34">
            <text:p>2020/10/19 0:55</text:p>
          </table:table-cell>
          <table:table-cell table:formula="of:=NOW()" office:value-type="date" office:date-value="2020-10-19T00:55:00.34">
            <text:p>2020/10/19 0:55</text:p>
          </table:table-cell>
          <table:table-cell table:formula="of:=NOW()" office:value-type="date" office:date-value="2020-10-19T00:55:00.34">
            <text:p>2020/10/19 0:55</text:p>
          </table:table-cell>
          <table:table-cell table:formula="of:=NOW()" office:value-type="date" office:date-value="2020-10-19T00:55:00.34">
            <text:p>2020/10/19 0:55</text:p>
          </table:table-cell>
          <table:table-cell table:formula="of:=NOW()" office:value-type="date" office:date-value="2020-10-19T00:55:00.34">
            <text:p>2020/10/19 0:5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3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86"/>
          <table:table-cell table:style-name="Default" table:number-columns-repeated="7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7"/>
          <table:table-cell table:style-name="ce13" office:value-type="float" office:value="13">
            <text:p>13</text:p>
          </table:table-cell>
          <table:table-cell table:style-name="ce14" table:formula="of:=COUNTA([.T47:.Y4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7"/>
          <table:table-cell table:style-name="ce13" office:value-type="string">
            <text:p>14</text:p>
          </table:table-cell>
          <table:table-cell table:style-name="ce14" table:formula="of:=COUNTA([.T48:.Y4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2"/>
          <table:table-cell table:style-name="ce13" office:value-type="string">
            <text:p>15</text:p>
          </table:table-cell>
          <table:table-cell table:style-name="ce14" table:formula="of:=COUNTA([.T49:.Y4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2"/>
          <table:table-cell table:style-name="ce13"/>
          <table:table-cell table:style-name="ce14" table:formula="of:=COUNTA([.T50:.Y5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7"/>
          <table:table-cell table:style-name="ce13"/>
          <table:table-cell table:style-name="ce14" table:formula="of:=COUNTA([.T51:.Y5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1cm" svg:y="25.789cm" draw:caption-point-x="-5.503cm" draw:caption-point-y="3.60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7"/>
          <table:table-cell table:number-columns-repeated="2" office:value-type="string">
            <text:p>*</text:p>
          </table:table-cell>
          <table:table-cell table:formula="of:=NOW()" office:value-type="date" office:date-value="2020-10-19T00:55:09.57">
            <text:p>2020/10/19 0:55</text:p>
          </table:table-cell>
          <table:table-cell table:formula="of:=NOW()" office:value-type="date" office:date-value="2020-10-19T00:55:09.57">
            <text:p>2020/10/19 0:55</text:p>
          </table:table-cell>
          <table:table-cell table:formula="of:=NOW()" office:value-type="date" office:date-value="2020-10-19T00:55:09.57">
            <text:p>2020/10/19 0:55</text:p>
          </table:table-cell>
          <table:table-cell table:formula="of:=NOW()" office:value-type="date" office:date-value="2020-10-19T00:55:09.57">
            <text:p>2020/10/19 0:55</text:p>
          </table:table-cell>
          <table:table-cell table:formula="of:=NOW()" office:value-type="date" office:date-value="2020-10-19T00:55:09.57">
            <text:p>2020/10/19 0:55</text:p>
          </table:table-cell>
          <table:table-cell table:formula="of:=NOW()" office:value-type="date" office:date-value="2020-10-19T00:55:09.57">
            <text:p>2020/10/19 0:55</text:p>
          </table:table-cell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001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001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001"/>
        </table:table-row>
        <table:table-row table:style-name="ro2" table:number-rows-repeated="1048515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3cm" draw:caption-point-x="-4.122cm" draw:caption-point-y="5.65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9T00:55:09.7">
            <text:p>2020/10/19 0:55</text:p>
          </table:table-cell>
          <table:table-cell table:formula="of:=NOW()" office:value-type="date" office:date-value="2020-10-19T00:55:09.7">
            <text:p>2020/10/19 0:55</text:p>
          </table:table-cell>
          <table:table-cell table:formula="of:=NOW()" office:value-type="date" office:date-value="2020-10-19T00:55:09.7">
            <text:p>2020/10/19 0:55</text:p>
          </table:table-cell>
          <table:table-cell table:formula="of:=NOW()" office:value-type="date" office:date-value="2020-10-19T00:55:09.7">
            <text:p>2020/10/19 0:55</text:p>
          </table:table-cell>
          <table:table-cell table:formula="of:=NOW()" office:value-type="date" office:date-value="2020-10-19T00:55:09.7">
            <text:p>2020/10/19 0:55</text:p>
          </table:table-cell>
          <table:table-cell table:formula="of:=NOW()" office:value-type="date" office:date-value="2020-10-19T00:55:09.7">
            <text:p>2020/10/19 0:5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9T00:55:09.71">
            <text:p>2020/10/19 0:55</text:p>
          </table:table-cell>
          <table:table-cell table:formula="of:=NOW()" office:value-type="date" office:date-value="2020-10-19T00:55:09.71">
            <text:p>2020/10/19 0:55</text:p>
          </table:table-cell>
          <table:table-cell table:formula="of:=NOW()" office:value-type="date" office:date-value="2020-10-19T00:55:09.71">
            <text:p>2020/10/19 0:55</text:p>
          </table:table-cell>
          <table:table-cell table:formula="of:=NOW()" office:value-type="date" office:date-value="2020-10-19T00:55:09.71">
            <text:p>2020/10/19 0:55</text:p>
          </table:table-cell>
          <table:table-cell table:formula="of:=NOW()" office:value-type="date" office:date-value="2020-10-19T00:55:09.71">
            <text:p>2020/10/19 0:55</text:p>
          </table:table-cell>
          <table:table-cell table:formula="of:=NOW()" office:value-type="date" office:date-value="2020-10-19T00:55:09.71">
            <text:p>2020/10/19 0:5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296cm" draw:caption-point-x="-5.503cm" draw:caption-point-y="3.60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R7:'2'.Z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2020/10/19</text:date>, <text:time>00:55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19T00:55:08.39</dc:date>
    <dc:creator>iwabuchi ken</dc:creator>
    <meta:editing-duration>PT11H1M59S</meta:editing-duration>
    <meta:editing-cycles>78</meta:editing-cycles>
    <meta:generator>OpenOffice/4.1.3$Win32 OpenOffice.org_project/413m1$Build-9783</meta:generator>
    <meta:document-statistic meta:table-count="3" meta:cell-count="756" meta:object-count="0"/>
  </office:meta>
</office:document-meta>
</file>